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81e77d" style:font-size-asian="11pt" style:font-size-complex="11pt"/>
    </style:style>
    <style:style style:name="P7" style:family="paragraph" style:parent-style-name="Table_20_Contents">
      <style:text-properties style:font-name="Calibri" fo:font-size="11pt" officeooo:rsid="013d46b1" officeooo:paragraph-rsid="0181e77d" style:font-size-asian="11pt" style:font-size-complex="11pt"/>
    </style:style>
    <style:style style:name="P8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81e77d" style:font-size-asian="11pt" style:font-size-complex="11pt"/>
    </style:style>
    <style:style style:name="P9" style:family="paragraph" style:parent-style-name="Table_20_Contents">
      <style:text-properties style:font-name="Calibri" fo:font-size="11pt" officeooo:rsid="0164900f" officeooo:paragraph-rsid="0181e77d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6722c9" officeooo:paragraph-rsid="0181e77d" style:font-size-asian="11pt" style:font-size-complex="11pt"/>
    </style:style>
    <style:style style:name="P11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81e77d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ca0c9" officeooo:paragraph-rsid="0181e77d" style:font-size-asian="11pt" style:font-size-complex="11pt"/>
    </style:style>
    <style:style style:name="P13" style:family="paragraph" style:parent-style-name="Table_20_Contents">
      <style:text-properties style:font-name="Calibri" fo:font-size="11pt" officeooo:paragraph-rsid="0180eb85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b171c2" officeooo:paragraph-rsid="0180eb85" style:font-size-asian="11pt" style:font-size-complex="11pt"/>
    </style:style>
    <style:style style:name="P15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81e77d" style:font-size-asian="11pt" style:font-size-complex="11pt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paragraph-properties fo:text-align="end" style:justify-single-word="false"/>
      <style:text-properties officeooo:paragraph-rsid="00f231c7"/>
    </style:style>
    <style:style style:name="P18" style:family="paragraph" style:parent-style-name="Table_20_Contents">
      <style:paragraph-properties fo:text-align="end" style:justify-single-word="false"/>
      <style:text-properties officeooo:paragraph-rsid="0176142e"/>
    </style:style>
    <style:style style:name="P19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0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1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2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3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81e77d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6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27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28" style:family="paragraph" style:parent-style-name="Paragraph">
      <style:text-properties officeooo:rsid="015e7569" officeooo:paragraph-rsid="01630757"/>
    </style:style>
    <style:style style:name="P29" style:family="paragraph" style:parent-style-name="Paragraph">
      <style:text-properties officeooo:rsid="01648994" officeooo:paragraph-rsid="01648994"/>
    </style:style>
    <style:style style:name="P30" style:family="paragraph" style:parent-style-name="Paragraph">
      <style:text-properties officeooo:rsid="01660f43" officeooo:paragraph-rsid="01660f43"/>
    </style:style>
    <style:style style:name="P31" style:family="paragraph" style:parent-style-name="Paragraph">
      <style:text-properties officeooo:rsid="01679a96" officeooo:paragraph-rsid="01679a96"/>
    </style:style>
    <style:style style:name="P32" style:family="paragraph" style:parent-style-name="Subtitle">
      <style:text-properties officeooo:rsid="01679a96" officeooo:paragraph-rsid="01679a96"/>
    </style:style>
    <style:style style:name="P33" style:family="paragraph" style:parent-style-name="Standard">
      <style:paragraph-properties fo:keep-together="always"/>
      <style:text-properties style:font-name="Calibri" fo:font-size="11pt" officeooo:paragraph-rsid="0182f899" style:font-size-asian="11pt" style:font-size-complex="11pt"/>
    </style:style>
    <style:style style:name="P34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182f899" style:font-size-asian="11pt" style:font-size-complex="11pt"/>
    </style:style>
    <style:style style:name="P35" style:family="paragraph" style:parent-style-name="Standard">
      <style:paragraph-properties fo:keep-together="always"/>
      <style:text-properties style:font-name="Calibri" fo:font-size="11pt" officeooo:rsid="00c09a7c" officeooo:paragraph-rsid="0182f899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officeooo:rsid="00d7d42c" style:font-size-asian="11pt" style:font-size-complex="11pt"/>
    </style:style>
    <style:style style:name="T4" style:family="text">
      <style:text-properties style:font-name="Calibri" fo:font-size="11pt" officeooo:rsid="0076ce1f" style:font-size-asian="11pt" style:font-size-complex="11pt"/>
    </style:style>
    <style:style style:name="T5" style:family="text">
      <style:text-properties style:font-name="Calibri" fo:font-size="11pt" officeooo:rsid="01052e13" style:font-size-asian="11pt" style:font-size-complex="11pt"/>
    </style:style>
    <style:style style:name="T6" style:family="text">
      <style:text-properties style:font-name="Calibri" fo:font-size="11pt" officeooo:rsid="010e5f6e" style:font-size-asian="11pt" style:font-size-complex="11pt"/>
    </style:style>
    <style:style style:name="T7" style:family="text">
      <style:text-properties style:font-name="Calibri" fo:font-size="11pt" officeooo:rsid="00aa68ed" style:font-size-asian="11pt" style:font-size-complex="11pt"/>
    </style:style>
    <style:style style:name="T8" style:family="text">
      <style:text-properties style:font-name="Calibri" fo:font-size="11pt" officeooo:rsid="01630757" style:font-size-asian="11pt" style:font-size-complex="11pt"/>
    </style:style>
    <style:style style:name="T9" style:family="text">
      <style:text-properties style:font-name="Calibri" fo:font-size="11pt" officeooo:rsid="015e7569" style:font-size-asian="11pt" style:font-size-complex="11pt"/>
    </style:style>
    <style:style style:name="T10" style:family="text">
      <style:text-properties style:font-name="Calibri" fo:font-size="11pt" officeooo:rsid="01660f43" style:font-size-asian="11pt" style:font-size-complex="11pt"/>
    </style:style>
    <style:style style:name="T11" style:family="text">
      <style:text-properties style:font-name="Calibri" fo:font-size="11pt" fo:font-weight="bold" officeooo:rsid="01630757" style:font-size-asian="11pt" style:font-weight-asian="bold" style:font-size-complex="11pt" style:font-weight-complex="bold"/>
    </style:style>
    <style:style style:name="T12" style:family="text">
      <style:text-properties style:font-name="Calibri" fo:font-size="11pt" fo:font-weight="normal" officeooo:rsid="01630757" style:font-size-asian="11pt" style:font-weight-asian="normal" style:font-size-complex="11pt" style:font-weight-complex="normal"/>
    </style:style>
    <style:style style:name="T13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14" style:family="text">
      <style:text-properties officeooo:rsid="009631ec"/>
    </style:style>
    <style:style style:name="T15" style:family="text">
      <style:text-properties officeooo:rsid="0113c220"/>
    </style:style>
    <style:style style:name="T16" style:family="text">
      <style:text-properties officeooo:rsid="015e756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1679a96"/>
    </style:style>
    <style:style style:name="T19" style:family="text">
      <style:text-properties officeooo:rsid="0169060c"/>
    </style:style>
    <style:style style:name="T20" style:family="text">
      <style:text-properties officeooo:rsid="0170b538"/>
    </style:style>
    <style:style style:name="T21" style:family="text">
      <style:text-properties officeooo:rsid="01775b49"/>
    </style:style>
    <style:style style:name="T22" style:family="text">
      <style:text-properties officeooo:rsid="017aa8ec"/>
    </style:style>
    <style:style style:name="T23" style:family="text">
      <style:text-properties officeooo:rsid="016205aa"/>
    </style:style>
    <style:style style:name="T24" style:family="text">
      <style:text-properties officeooo:rsid="016b6f11"/>
    </style:style>
    <style:style style:name="T25" style:family="text">
      <style:text-properties officeooo:rsid="0171081e"/>
    </style:style>
    <style:style style:name="T26" style:family="text">
      <style:text-properties officeooo:rsid="0170316c"/>
    </style:style>
    <style:style style:name="T27" style:family="text">
      <style:text-properties officeooo:rsid="01792e2a"/>
    </style:style>
    <style:style style:name="T28" style:family="text">
      <style:text-properties officeooo:rsid="01759407"/>
    </style:style>
    <style:style style:name="T29" style:family="text">
      <style:text-properties officeooo:rsid="017640a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<text:text-input text:description="">{{ dateString }}</text:text-input></text:p>
            <text:p text:style-name="P13"/>
            <text:p text:style-name="P13"/>
            <text:p text:style-name="P13"/>
            <text:p text:style-name="P13"><text:text-input text:description="">{% if recipient.recipientType == 'company' %}</text:text-input></text:p>
            <text:p text:style-name="P13"><text:text-input text:description="">{{ recipient.companyName }}</text:text-input></text:p>
            <text:p text:style-name="P13"><text:text-input text:description="">{% elif recipient.individuals %}</text:text-input></text:p>
            <text:p text:style-name="P13"><text:text-input text:description="">{% for individual in recipient.individuals %}</text:text-input></text:p>
            <text:p text:style-name="P13"><text:text-input text:description="">{{ individual.firstName }} {{individual.lastName }}</text:text-input></text:p>
            <text:p text:style-name="P13"><text:text-input text:description="">{% endfor %}</text:text-input></text:p>
            <text:p text:style-name="P13"><text:text-input text:description="">{% endif %}</text:text-input><text:text-input text:description=""/></text:p>
            <text:p text:style-name="P14"><text:text-input text:description="">{% for address in  recipient.contactMethod['address'] %}</text:text-input></text:p>
            <text:p text:style-name="P14"><text:text-input text:description="">{{ address }}</text:text-input></text:p>
            <text:p text:style-name="P14"><text:text-input text:description="">{% endfor %}</text:text-input></text:p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5"/>
            <text:p text:style-name="P16"><text:span text:style-name="T3"><text:text-input text:description="">{% if recipient.contactMethod %}</text:text-input></text:span><text:span text:style-name="T6"><text:text-input text:description="">{% if recipient.contactMethod.method == 'email' %}</text:text-input></text:span><text:span text:style-name="T4">By email: </text:span><text:span text:style-name="T4"><text:text-input text:description=""> {{ recipient.contactMethod.email }}</text:text-input></text:span><text:span text:style-name="T4"><text:text-input text:description="">{% elif recipient.contactMethod.method == 'hand' %}</text:text-input></text:span><text:span text:style-name="T5">By hand </text:span><text:span text:style-name="T5"><text:text-input text:description="">{% elif recipient.contactMethod.method == 'courier' %}</text:text-input></text:span><text:span text:style-name="T5">By courier</text:span><text:span text:style-name="T5"><text:text-input text:description="">{% elif recipient.contactMethod.method == 'post' %}</text:text-input></text:span><text:span text:style-name="T5">By post </text:span><text:span text:style-name="T5"><text:text-input text:description="">{% endif %}</text:text-input></text:span><text:span text:style-name="T5"><text:text-input text:description="">{% endif %}</text:text-input></text:span></text:p>
            <text:p text:style-name="P19"><text:text-input text:description="">{% if matter and matter['matterId'] %}</text:text-input></text:p>
            <text:p text:style-name="P17">ID: <text:span text:style-name="T15"><text:text-input text:description="">{{ matter['matterId'] }}</text:text-input></text:span><text:text-input text:description="">{% endif %}</text:text-input></text:p>
            <text:p text:style-name="P18"><text:text-input text:description="">{% if status and status.mode %}</text:text-input></text:p>
            <text:p text:style-name="P18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18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14"> </text:span><text:span text:style-name="T14"><text:text-input text:description="">{% endif %}</text:text-input></text:span></text:p>
          </table:table-cell>
          <table:covered-table-cell/>
        </table:table-row>
      </table:table>
      <text:p text:style-name="P25"/>
      <text:h text:style-name="Heading" text:outline-level="1"><text:span text:style-name="T16">Letter of Engagement - </text:span><text:span text:style-name="T16"><text:text-input text:description="">{{ matter.name }}</text:text-input></text:span></text:h>
      <text:p text:style-name="P28">Thank you for asking Evolution Lawyers (<text:span text:style-name="T17">Evolution</text:span>) to act for <text:text-input text:description="">{% if recipient.recipientType == 'company' %}</text:text-input><text:text-input text:description="">{{ recipient.companyName }}</text:text-input> <text:span text:style-name="T12">(</text:span><text:span text:style-name="T11">Company</text:span><text:span text:style-name="T12">)</text:span><text:span text:style-name="T7"><text:text-input text:description="">{% else %}</text:text-input></text:span><text:span text:style-name="T7">you</text:span><text:span text:style-name="T7"><text:text-input text:description="">{% endif %}</text:text-input></text:span><text:span text:style-name="T7">. <text:s/></text:span><text:span text:style-name="T8">We understand that you would like us to assist </text:span><text:span text:style-name="T2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<text:span text:style-name="T8"> with </text:span><text:span text:style-name="T8"><text:text-input text:description="">{{ matter.description }}</text:text-input></text:span><text:span text:style-name="T8">.</text:span></text:p>
      <text:p text:style-name="P29">We would be happy to act for <text:span text:style-name="T9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 in this matter. <text:s/>Please find <text:span text:style-name="T17">attached</text:span> a copy of our standard terms of engagement. <text:s/>Any service we provide to <text:span text:style-name="T9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 will be subject to those standard terms, as varied or added to by this letter of engagement (together, the <text:span text:style-name="T17">Terms</text:span>). </text:p>
      <text:p text:style-name="P30">Please confirm <text:span text:style-name="T9"><text:text-input text:description="">{% if recipient.recipientType == 'company' %}</text:text-input></text:span><text:span text:style-name="T8">the Company</text:span><text:span text:style-name="T2">'s</text:span><text:span text:style-name="T7"><text:text-input text:description="">{% else %}</text:text-input></text:span><text:span text:style-name="T7">you</text:span><text:span text:style-name="T2">r</text:span><text:span text:style-name="T7"><text:text-input text:description="">{% endif %}</text:text-input></text:span><text:span text:style-name="T7"> </text:span>acceptance of the Terms by return email. <text:s/>Evolution can commence work on the matter as soon as we receive that confirmation. </text:p>
      <text:p text:style-name="Subtitle">Your Matter</text:p>
      <text:p text:style-name="Paragraph">I will have overall responsibility for the matter. <text:s/>I will be assisted by other lawyers in the firm as and when required.</text:p>
      <text:p text:style-name="P31">Our fees will be charged and billed in accordance with the Terms. <text:s/><text:text-input text:description="">{% if fee.feeType == 'preagreed' or fee.feeType == 'estimated' %}</text:text-input><text:span text:style-name="T21"><text:text-input text:description="">{% if fee.feeType == 'estimated' %}</text:text-input></text:span>We estimate <text:span text:style-name="T20">that our fee </text:span><text:text-input text:description="">{% else %}</text:text-input> <text:span text:style-name="T20">We </text:span>have agreed that our fee <text:text-input text:description="">{% endif %}</text:text-input>for <text:span text:style-name="T22"><text:text-input text:description="">{% if fee.services %}</text:text-input></text:span><text:span text:style-name="T22"><text:text-input text:description="">{{ fee.services }}</text:text-input></text:span><text:text-input text:description="">{% else %}</text:text-input>the matter<text:text-input text:description="">{% endif %}</text:text-input> will be <text:span text:style-name="T19"><text:text-input text:description="">{{ fee.description }}</text:text-input></text:span>, excluding GST and disbursements. <text:s/>However, this is only an indication. <text:s/>Our fee may be higher depending on the particular attendances required. <text:s/>We will endeavour to let you know in advance if it appears as though our fee will exceed the estimate.<text:text-input text:description="">{% endif %}</text:text-input></text:p>
      <text:p text:style-name="P32">Disclosure of Interests </text:p>
      <text:p text:style-name="Paragraph"><text:soft-page-break/><text:text-input text:description="">{% if disclosure %}</text:text-input><text:text-input text:description="">{{ disclosure }}</text:text-input>. However, we <text:text-input text:description="">{% else %}</text:text-input>We <text:text-input text:description="">{% endif %}</text:text-input> <text:span text:style-name="T18">do not believe there is any conflict of interest that would prohibit Evolution from acting for </text:span><text:span text:style-name="T18"><text:text-input text:description="">{% if recipient.recipientType == 'company' %}</text:text-input></text:span><text:span text:style-name="T18">the Company</text:span><text:span text:style-name="T18"><text:text-input text:description="">{% else %}</text:text-input></text:span><text:span text:style-name="T18">you</text:span><text:span text:style-name="T18"><text:text-input text:description="">{% endif %}</text:text-input></text:span><text:span text:style-name="T18"> in this matter.</text:span></text:p>
      <text:p text:style-name="P31">We look forward to <text:span text:style-name="T9"><text:text-input text:description="">{% if recipient.recipientType == 'company' %}</text:text-input></text:span><text:span text:style-name="T8">the Company</text:span><text:span text:style-name="T10">'s</text:span><text:span text:style-name="T7"><text:text-input text:description="">{% else %}</text:text-input></text:span><text:span text:style-name="T7">you</text:span><text:span text:style-name="T10">r</text:span><text:span text:style-name="T7"><text:text-input text:description="">{% endif %}</text:text-input></text:span> acceptance of the Terms. <text:s/>If you have any queries about our engagement, please contact me. 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27">Yours <text:text-input text:description="">{{ valediction }}</text:text-input></text:p>
            <text:p text:style-name="P26">Evolution Lawyers</text:p>
            <text:p text:style-name="P20"/>
            <text:p text:style-name="P20"/>
            <text:p text:style-name="P20"/>
            <text:p text:style-name="P21"/>
            <text:p text:style-name="P35"><text:text-input text:description="">{% if sender %}</text:text-input></text:p>
            <text:p text:style-name="P33"><text:text-input text:description="">{{ sender }}</text:text-input></text:p>
            <text:p text:style-name="P33"><text:text-input text:description="">{{ mappings.sender[sender].title }}</text:text-input></text:p>
            <text:p text:style-name="P33"><text:span text:style-name="T27"><text:text-input text:description="">{% if mappings.sender[sender].phone %}</text:text-input></text:span><text:span text:style-name="T27"> DDI: </text:span><text:text-input text:description="">{{ mappings.sender[sender].phone }}</text:text-input><text:span text:style-name="T28"><text:text-input text:description="">{% endif %}</text:text-input></text:span></text:p>
            <text:p text:style-name="P33"><text:span text:style-name="T28"><text:text-input text:description="">{% if mappings.sender[sender].mobile %}</text:text-input></text:span><text:span text:style-name="T28">M: </text:span><text:span text:style-name="T28"><text:text-input text:description="">{{ mappings.sender[sender].mobile }}</text:text-input></text:span><text:span text:style-name="T28"><text:text-input text:description="">{% endif %}</text:text-input></text:span></text:p>
            <text:p text:style-name="P34"><text:span text:style-name="T29">E: </text:span><text:text-input text:description="">{{ mappings.sender[sender].email }}</text:text-input></text:p>
            <text:p text:style-name="P34"><text:text-input text:description="">{% endif %}</text:text-input></text:p>
          </table:table-cell>
        </table:table-row>
      </table:table>
      <text:p text:style-name="P15"><text:text-input text:description="">{% if copyTo %}</text:text-input></text:p>
      <text:p text:style-name="P24"/>
      <text:p text:style-name="P24"/>
      <text:p text:style-name="P7"><text:text-input text:description="">{% for copy in copyTo %}</text:text-input></text:p>
      <text:p text:style-name="P10"><text:text-input text:description="">{% if loop.index == 1 %}</text:text-input></text:p>
      <text:p text:style-name="P12">Copy To:<text:tab/><text:span text:style-name="T23"><text:text-input text:description="">{{ copy.name }}</text:text-input></text:span></text:p>
      <text:p text:style-name="P9"><text:text-input text:description="">{% else %}</text:text-input></text:p>
      <text:p text:style-name="P9"><text:tab/><text:tab/><text:span text:style-name="T23"><text:text-input text:description="">{{ copy.name }}</text:text-input></text:span></text:p>
      <text:p text:style-name="P9"><text:text-input text:description="">{% endif %}</text:text-input></text:p>
      <text:p text:style-name="P7"><text:tab/><text:tab/><text:span text:style-name="T24"><text:text-input text:description="">{% if copy.email %}</text:text-input></text:span></text:p>
      <text:p text:style-name="P7"><text:tab/><text:tab/><text:span text:style-name="T24"><text:text-input text:description="">{{ copy.email }}</text:text-input></text:span></text:p>
      <text:p text:style-name="P9"><text:tab/><text:tab/><text:text-input text:description="">{% endif %}</text:text-input></text:p>
      <text:p text:style-name="P7"><text:tab/><text:tab/><text:span text:style-name="T25"><text:text-input text:description="">{% for addressLine in copy['address'] %}</text:text-input></text:span></text:p>
      <text:p text:style-name="P7"><text:tab/><text:tab/><text:span text:style-name="T26"><text:text-input text:description="">{{ addressLine }}</text:text-input></text:span></text:p>
      <text:p text:style-name="P6"><text:tab/><text:tab/><text:span text:style-name="T26"><text:text-input text:description="">{% endfor %}</text:text-input></text:span></text:p>
      <text:p text:style-name="P6"/>
      <text:p text:style-name="P11"><text:text-input text:description="">{% endfor %}</text:text-input></text:p>
      <text:p text:style-name="P8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6-03T16:22:26.499307000</dc:date>
    <meta:editing-duration>P2DT23H32M35S</meta:editing-duration>
    <meta:editing-cycles>366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5" meta:word-count="863" meta:character-count="4059" meta:non-whitespace-character-count="3484"/>
  </office:meta>
</office:document-meta>
</file>